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Preformatted_20_Text"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nstructing binary trees from tree traversals</text:p>
      <text:p text:style-name="Preformatted_20_Text"/>
      <text:p text:style-name="Preformatted_20_Text"/>
      <text:p text:style-name="Preformatted_20_Text">In general, a single tree traversal does not uniquely define the structure of the tree. <text:s/>For example, for both the following trees, an inorder traversal yields [1,2,3,4,5,6].</text:p>
      <text:p text:style-name="Preformatted_20_Text"/>
      <text:p text:style-name="Preformatted_20_Text"><text:s text:c="8"/>4 <text:s text:c="20"/>3</text:p>
      <text:p text:style-name="Preformatted_20_Text"><text:s text:c="7"/>/ \ <text:s text:c="18"/>/ \</text:p>
      <text:p text:style-name="Preformatted_20_Text"><text:s text:c="6"/>2 <text:s text:c="2"/>5 <text:s text:c="16"/>2 <text:s text:c="2"/>5</text:p>
      <text:p text:style-name="Preformatted_20_Text"><text:s text:c="5"/>/ \ <text:s text:c="2"/>\ <text:s text:c="14"/>/ <text:s text:c="2"/>/ \</text:p>
      <text:p text:style-name="Preformatted_20_Text"><text:s text:c="4"/>1 <text:s text:c="2"/>3 <text:s text:c="2"/>6 <text:s text:c="12"/>1 <text:s text:c="2"/>4 <text:s text:c="2"/>6</text:p>
      <text:p text:style-name="Preformatted_20_Text"/>
      <text:p text:style-name="Preformatted_20_Text">The same ambiguity is present for preorder and postorder traversals. <text:s/>The preorder traversal for the first tree above is [4,2,1,3,5,6]. <text:s/>A different tree with the same preorder traversal.</text:p>
      <text:p text:style-name="Preformatted_20_Text"/>
      <text:p text:style-name="Preformatted_20_Text"><text:s text:c="8"/>4</text:p>
      <text:p text:style-name="Preformatted_20_Text"><text:s text:c="7"/>/ \</text:p>
      <text:p text:style-name="Preformatted_20_Text"><text:s text:c="6"/>2 <text:s text:c="2"/>1</text:p>
      <text:p text:style-name="Preformatted_20_Text"><text:s text:c="9"/>/ \</text:p>
      <text:p text:style-name="Preformatted_20_Text"><text:s text:c="8"/>3 <text:s text:c="2"/>6</text:p>
      <text:p text:style-name="Preformatted_20_Text"><text:s text:c="9"/>\</text:p>
      <text:p text:style-name="Preformatted_20_Text"><text:s text:c="10"/>5</text:p>
      <text:p text:style-name="Preformatted_20_Text"/>
      <text:p text:style-name="Preformatted_20_Text">Similarly, we can easily construct another tree whose postorder traversal [1,3,2,6,5,4] matches that of the first tree above.</text:p>
      <text:p text:style-name="Preformatted_20_Text"/>
      <text:p text:style-name="P1">Unambiguous reconstruction of a tree from a preorder and a inorder traversal</text:p>
      <text:p text:style-name="Preformatted_20_Text">Can we unambiguously reconstruct a tree with preorder traversal</text:p>
      <text:p text:style-name="Preformatted_20_Text">[4,2,1,3,5,6] if we fix the inorder traversal to be</text:p>
      <text:p text:style-name="Preformatted_20_Text">[1,2,3,4,5,6]? <text:s/>Here is how we would do it, by example, on the</text:p>
      <text:p text:style-name="Preformatted_20_Text">tree above.</text:p>
      <text:p text:style-name="Preformatted_20_Text"/>
      <text:p text:style-name="Preformatted_20_Text"><text:s text:c="2"/>Inorder <text:s/>: [1,2,3,4,5,6]</text:p>
      <text:p text:style-name="Preformatted_20_Text"><text:s text:c="2"/>Preorder : [4,2,1,3,5,6]</text:p>
      <text:p text:style-name="Preformatted_20_Text"/>
      <text:p text:style-name="Preformatted_20_Text">From the preorder traversal, we know that 4 is at the root. <text:s/>The</text:p>
      <text:p text:style-name="Preformatted_20_Text">rest of the preorder traversal breaks up as two segments,</text:p>
      <text:p text:style-name="Preformatted_20_Text">corresponding to the preorder traversals of the left and the</text:p>
      <text:p text:style-name="Preformatted_20_Text">right subtrees. <text:s/>From the position of 4 in the inorder traversal,</text:p>
      <text:p text:style-name="Preformatted_20_Text">we know that [1,2,3] is the inorder traversal of the left subtree</text:p>
      <text:p text:style-name="Preformatted_20_Text">and [5,6] is the inorder traversal of the right subtree. <text:s/>Since</text:p>
      <text:p text:style-name="Preformatted_20_Text">the left subtree has three nodes, we can split the tail of the</text:p>
      <text:p text:style-name="Preformatted_20_Text">preorder traversal after three values. <text:s/>Thus, we have identified</text:p>
      <text:p text:style-name="Preformatted_20_Text">the root node and the subset of nodes in the left and right</text:p>
      <text:p text:style-name="Preformatted_20_Text">subtrees and recursively broken up the reconstruction problem as</text:p>
      <text:p text:style-name="Preformatted_20_Text">follows:</text:p>
      <text:p text:style-name="Preformatted_20_Text"/>
      <text:p text:style-name="Preformatted_20_Text"><text:s text:c="25"/>4</text:p>
      <text:p text:style-name="Preformatted_20_Text"><text:s text:c="23"/>/ <text:s text:c="2"/>\</text:p>
      <text:p text:style-name="Preformatted_20_Text"><text:s text:c="10"/>Left subtree <text:s text:c="6"/>Right subtree</text:p>
      <text:p text:style-name="Preformatted_20_Text"><text:s text:c="6"/>Inorder : [1,2,3] <text:s text:c="5"/>Inorder : [5,6]</text:p>
      <text:p text:style-name="Preformatted_20_Text"><text:s text:c="6"/>Preorder: [2,1,3] <text:s text:c="5"/>Preorder: [5,6]</text:p>
      <text:p text:style-name="Preformatted_20_Text"/>
      <text:p text:style-name="Preformatted_20_Text">In simple words, a preorder traversal indicates the root of the tree by the first element. The elements to the left and right of the root in the inorder traversal form the subtrees. Applying this recursively we can form the binray tree.</text:p>
      <text:p text:style-name="Preformatted_20_Text"/>
      <text:p text:style-name="Preformatted_20_Text">A postorder traversal indicates the root of the tree by the last element. The elements to the left and right of the root in the inorder traversal form the <text:soft-page-break/>subtrees. Applying this recursively we can form the binary tree</text:p>
      <text:p text:style-name="Preformatted_20_Text"/>
      <text:p text:style-name="Preformatted_20_Text"/>
      <text:p text:style-name="P1">Unambiguous reconstruction of a binary tree not possible from a preorder and post-order traversal</text:p>
      <text:p text:style-name="Preformatted_20_Text">Is is possible to reconstruct a binary tree uniquely from its</text:p>
      <text:p text:style-name="Preformatted_20_Text">preorder and postorder traversals? <text:s/>The following example shows</text:p>
      <text:p text:style-name="Preformatted_20_Text">that this cannot be done in general:</text:p>
      <text:p text:style-name="Preformatted_20_Text"/>
      <text:p text:style-name="Preformatted_20_Text"><text:s text:c="7"/>1 <text:s text:c="2"/>and <text:s text:c="2"/>1 <text:s text:c="3"/>both have preorder <text:s/>: [1,2]</text:p>
      <text:p text:style-name="Preformatted_20_Text"><text:s text:c="6"/>/ <text:s text:c="10"/>\ <text:s text:c="12"/>postorder : [2,1]</text:p>
      <text:p text:style-name="Preformatted_20_Text"><text:s text:c="5"/>2 <text:s text:c="12"/>2</text:p>
      <text:p text:style-name="Preformatted_20_Text"/>
      <text:p text:style-name="Preformatted_20_Text"/>
      <text:p text:style-name="Preformatted_20_Text">However, if we impose additional structure on binary trees---for</text:p>
      <text:p text:style-name="Preformatted_20_Text">instance, no node can have a right child without having a left</text:p>
      <text:p text:style-name="Preformatted_20_Text">child---preorder and postorder traversals together uniquely fix</text:p>
      <text:p text:style-name="Preformatted_20_Text">the shape of a tree. <text:s text:c="2"/>Here is how we could do it, by example</text:p>
      <text:p text:style-name="Preformatted_20_Text"/>
      <text:p text:style-name="Preformatted_20_Text"><text:s text:c="2"/>Preorder <text:s/>: [4,2,1,3,5,6]</text:p>
      <text:p text:style-name="Preformatted_20_Text"><text:s text:c="2"/>Postorder : [1,3,2,6,5,4]</text:p>
      <text:p text:style-name="Preformatted_20_Text"/>
      <text:p text:style-name="Preformatted_20_Text">4 is clearly the root. <text:s/>From the preorder traversal we know that</text:p>
      <text:p text:style-name="Preformatted_20_Text">2 is the root of the left subtree and from the postorder</text:p>
      <text:p text:style-name="Preformatted_20_Text">traversal we know that 5 is the root of the right subtree. <text:s/>This</text:p>
      <text:p text:style-name="Preformatted_20_Text">information is sufficient to recursively breakup the problem as</text:p>
      <text:p text:style-name="Preformatted_20_Text">follows:</text:p>
      <text:p text:style-name="Preformatted_20_Text"/>
      <text:p text:style-name="Preformatted_20_Text"><text:s text:c="24"/>4</text:p>
      <text:p text:style-name="Preformatted_20_Text"><text:s text:c="22"/>/ <text:s text:c="2"/>\</text:p>
      <text:p text:style-name="Preformatted_20_Text"><text:s text:c="7"/>Preorder : [2,1,3] <text:s/>Preorder : [5,6]</text:p>
      <text:p text:style-name="Preformatted_20_Text"><text:s text:c="7"/>Postorder: [1,3,2] <text:s/>Postorder: [6,5]</text:p>
      <text:p text:style-name="Preformatted_20_Text"/>
      <text:p text:style-name="Preformatted_20_Text"/>
      <text:p text:style-name="Preformatted_20_Text">References</text:p>
      <text:list xml:id="list1977943127" text:style-name="L1">
        <text:list-item>
          <text:p text:style-name="P3"><text:a xlink:type="simple" xlink:href="http://www.cmi.ac.in/~madhavan/courses/programming06/lecture12-21sep2006.txt">http://www.cmi.ac.in/~madhavan/courses/programming06/lecture12-21sep2006.tx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2-12-05T22:53:09</dc:date>
    <dc:creator>Kempa </dc:creator>
    <meta:editing-duration>PT1H23M30S</meta:editing-duration>
    <meta:editing-cycles>6</meta:editing-cycles>
    <meta:document-statistic meta:table-count="0" meta:image-count="0" meta:object-count="0" meta:page-count="2" meta:paragraph-count="65" meta:word-count="540" meta:character-count="3518" meta:non-whitespace-character-count="2624"/>
  </office:meta>
</office:document-meta>
</file>